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paragraph-rsid="0008833a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50722" officeooo:paragraph-rsid="0006607d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6607d" officeooo:paragraph-rsid="0006607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06607d" officeooo:paragraph-rsid="0006607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669a0" officeooo:paragraph-rsid="000669a0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669a0" officeooo:paragraph-rsid="000669a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066647" officeooo:paragraph-rsid="00066647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66647" officeooo:paragraph-rsid="00066647" style:font-size-asian="12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8833a" officeooo:paragraph-rsid="0008833a" style:font-size-asian="12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6c8e5" officeooo:paragraph-rsid="0006c8e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093990" officeooo:paragraph-rsid="00093990" style:font-size-asian="12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93990" officeooo:paragraph-rsid="00093990" style:font-size-asian="12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9b5d0" officeooo:paragraph-rsid="0009b5d0" style:font-size-asian="12pt" style:font-size-complex="12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Liberation Serif" fo:font-size="12pt" fo:font-style="italic" officeooo:rsid="0009b5d0" officeooo:paragraph-rsid="0009b5d0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Liberation Serif" fo:font-size="12pt" fo:font-style="italic" officeooo:rsid="0009b5d0" officeooo:paragraph-rsid="0009c464" style:font-size-asian="12pt" style:font-size-complex="12pt"/>
    </style:style>
    <style:style style:name="T1" style:family="text">
      <style:text-properties officeooo:rsid="000486bf"/>
    </style:style>
    <style:style style:name="T2" style:family="text">
      <style:text-properties officeooo:rsid="0006607d"/>
    </style:style>
    <style:style style:name="T3" style:family="text">
      <style:text-properties officeooo:rsid="0008833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8833a" style:font-size-asian="12pt" style:font-size-complex="12pt"/>
    </style:style>
    <style:style style:name="T6" style:family="text">
      <style:text-properties fo:font-size="12pt" officeooo:rsid="0008833a" style:font-size-asian="12pt" style:font-size-complex="12pt"/>
    </style:style>
    <style:style style:name="T7" style:family="text">
      <style:text-properties officeooo:rsid="0009c4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4STORK Phyics Process System</text:p>
      <text:p text:style-name="P2"/>
      <text:p text:style-name="P3">physics class file hierarchy</text:p>
      <text:p text:style-name="P3"/>
      <text:p text:style-name="P3">from top to bottom</text:p>
      <text:p text:style-name="P3"/>
      <text:list xml:id="list751289230881971361" text:style-name="L1">
        <text:list-item>
          <text:p text:style-name="P4">StorkNeutronPhysicsList</text:p>
        </text:list-item>
        <text:list-item>
          <text:p text:style-name="P4">StorkNeutronProcessBuilder</text:p>
        </text:list-item>
        <text:list-item>
          <text:p text:style-name="P4">StorkHPNeutronBuilder</text:p>
        </text:list-item>
        <text:list-item>
          <text:p text:style-name="P5">StorkHadronElasticProcess, StorkHadronCaptureProcess, StorkHadronFissionProcess, G4HadronElasticProcess.hh</text:p>
        </text:list-item>
      </text:list>
      <text:p text:style-name="P6"/>
      <text:p text:style-name="P6">The <text:span text:style-name="T1">StorkNeutronPhysicsList </text:span></text:p>
      <text:list xml:id="list4371723009759753766" text:style-name="L2">
        <text:list-item>
          <text:p text:style-name="P7">constructs the particles relevant to the physics</text:p>
        </text:list-item>
        <text:list-item>
          <text:p text:style-name="P7">constucts the processes to be used</text:p>
          <text:list>
            <text:list-item>
              <text:p text:style-name="P7">calls the <text:span text:style-name="T1">StorkNeutronProcessBuilder </text:span>constructor</text:p>
            </text:list-item>
            <text:list-item>
              <text:p text:style-name="P7">then adds the wanted model builders to a list contained in <text:s/><text:span text:style-name="T1">StorkNeutronProcessBuilder</text:span></text:p>
            </text:list-item>
            <text:list-item>
              <text:p text:style-name="P7">sets the energy range for which each model will be used</text:p>
            </text:list-item>
            <text:list-item>
              <text:p text:style-name="P7">then calls the <text:span text:style-name="T1">StorkNeutronProcessBuilder::</text:span>Build <text:span text:style-name="T2">to add the hadronic process</text:span></text:p>
              <text:list>
                <text:list-item>
                  <text:p text:style-name="P8"><text:span text:style-name="T1">StorkNeutronProcessBuilder::</text:span>Build goes throught the list of model builders and for each model creates all of the relevant processes <text:span text:style-name="T2">using the StorkHPNeutronBuilder::build</text:span></text:p>
                  <text:list>
                    <text:list-item>
                      <text:p text:style-name="P9">StorkHPNeutronBuilder::build stores the relevant cross-section data needed for the particular model and process</text:p>
                    </text:list-item>
                    <text:list-item>
                      <text:p text:style-name="P9">then it registers the process</text:p>
                    </text:list-item>
                  </text:list>
                </text:list-item>
                <text:list-item>
                  <text:p text:style-name="P9">then it gives the created process to the process manager</text:p>
                </text:list-item>
              </text:list>
            </text:list-item>
            <text:list-item>
              <text:p text:style-name="P9">finally adds the transport process</text:p>
            </text:list-item>
          </text:list>
        </text:list-item>
        <text:list-item>
          <text:p text:style-name="P9">then it sets the cuts</text:p>
        </text:list-item>
      </text:list>
      <text:p text:style-name="P10"/>
      <text:p text:style-name="P10"/>
      <text:p text:style-name="P10"/>
      <text:p text:style-name="P17">Particle</text:p>
      <text:list xml:id="list3551528376025674924" text:style-name="L4">
        <text:list-item>
          <text:p text:style-name="P19">all of the relevant information of a particle particle is contianed in three classes</text:p>
          <text:list>
            <text:list-item>
              <text:p text:style-name="P20">G4ParticleDefinition</text:p>
              <text:list>
                <text:list-item>
                  <text:p text:style-name="P20">contains all the static particle properties such as</text:p>
                  <text:list>
                    <text:list-item>
                      <text:p text:style-name="P20">particle name </text:p>
                    </text:list-item>
                    <text:list-item>
                      <text:p text:style-name="P20">mass </text:p>
                    </text:list-item>
                    <text:list-item>
                      <text:p text:style-name="P20">electric charge </text:p>
                    </text:list-item>
                  </text:list>
                </text:list-item>
              </text:list>
            </text:list-item>
            <text:list-item>
              <text:p text:style-name="P20">G4DynamicParticle</text:p>
              <text:list>
                <text:list-item>
                  <text:p text:style-name="P20">contians all of the changing particle properties <text:span text:style-name="T7">and some of the particle definition info </text:span>such as</text:p>
                  <text:list>
                    <text:list-item>
                      <text:p text:style-name="P20"><text:span text:style-name="Teletype">theDynamicalMass</text:span></text:p>
                    </text:list-item>
                    <text:list-item>
                      <text:p text:style-name="P20"><text:span text:style-name="Teletype">theMomentumDirection</text:span></text:p>
                    </text:list-item>
                    <text:list-item>
                      <text:p text:style-name="P20"><text:span text:style-name="Teletype">theKineticEnergy</text:span></text:p>
                    </text:list-item>
                  </text:list>
                </text:list-item>
              </text:list>
            </text:list-item>
            <text:list-item>
              <text:p text:style-name="P20">G4Track</text:p>
              <text:list>
                <text:list-item>
                  <text:p text:style-name="P21">contians all of the tracking information <text:span text:style-name="T7">and some of the dynamic particle info </text:span>for the p<text:span text:style-name="T7">article</text:span> such as</text:p>
                  <text:list>
                    <text:list-item>
                      <text:p text:style-name="P21">time</text:p>
                    </text:list-item>
                    <text:list-item>
                      <text:p text:style-name="P21"><text:soft-page-break/>position</text:p>
                    </text:list-item>
                    <text:list-item>
                      <text:p text:style-name="P21"><text:span text:style-name="T7">step </text:span></text:p>
                    </text:list-item>
                  </text:list>
                </text:list-item>
              </text:list>
            </text:list-item>
            <text:list-item>
              <text:p text:style-name="P20">G4ProcessManger</text:p>
              <text:list>
                <text:list-item>
                  <text:p text:style-name="P18">contains <text:span text:style-name="T7">all of the processes relevant to the particle</text:span></text:p>
                </text:list-item>
              </text:list>
            </text:list-item>
            <text:list-item>
              <text:p text:style-name="P18"/>
            </text:list-item>
          </text:list>
        </text:list-item>
        <text:list-item>
          <text:p text:style-name="P19"/>
        </text:list-item>
      </text:list>
      <text:p text:style-name="P10"/>
      <text:p text:style-name="P11">G4Process</text:p>
      <text:p text:style-name="P13"/>
      <text:list xml:id="list5019547881322776805" text:style-name="L3">
        <text:list-item>
          <text:p text:style-name="P12">There is one for every relevant process</text:p>
        </text:list-item>
        <text:list-item>
          <text:p text:style-name="P14">all of the process are stored in vector contained by the process manager</text:p>
        </text:list-item>
        <text:list-item>
          <text:p text:style-name="P15">the way that the interaction takes place is described by functions called methods that are inherited from G4VProcess</text:p>
        </text:list-item>
        <text:list-item>
          <text:p text:style-name="P1"><text:span text:style-name="T5">the names of the methods describe when they are to be used, ie </text:span><text:span text:style-name="Source_20_Text"><text:span text:style-name="T4">PostStepDoIt : </text:span></text:span><text:span text:style-name="Source_20_Text"><text:span text:style-name="T5">the interaction detialed in this function will only occur at the end of the particles step.</text:span></text:span></text:p>
        </text:list-item>
        <text:list-item>
          <text:p text:style-name="P15">the list of methods is </text:p>
          <text:list>
            <text:list-item>
              <text:p text:style-name="P15"><text:span text:style-name="Source_20_Text">AlongStepDoIt</text:span></text:p>
            </text:list-item>
            <text:list-item>
              <text:p text:style-name="P15"><text:span text:style-name="Source_20_Text">PostStepDoIt</text:span></text:p>
            </text:list-item>
            <text:list-item>
              <text:p text:style-name="P15"><text:span text:style-name="Source_20_Text">AtRestDoIt</text:span></text:p>
            </text:list-item>
          </text:list>
        </text:list-item>
        <text:list-item>
          <text:p text:style-name="P16">there are several types of process, <text:span text:style-name="T3">each type is defined by the combination of methods that it implements</text:span></text:p>
          <text:list>
            <text:list-item>
              <text:p text:style-name="P16"><text:span text:style-name="T3">G4V</text:span>DiscreteProcess</text:p>
              <text:list>
                <text:list-item>
                  <text:p text:style-name="P15">uses only PostStepDoIt</text:p>
                </text:list-item>
              </text:list>
            </text:list-item>
            <text:list-item>
              <text:p text:style-name="P15"><text:span text:style-name="Source_20_Text">G4VRestProcess</text:span></text:p>
              <text:list>
                <text:list-item>
                  <text:p text:style-name="P1"><text:span text:style-name="Source_20_Text"><text:span text:style-name="T6">uses only </text:span></text:span><text:span text:style-name="Source_20_Text">AtRestDoIt</text:span></text:p>
                </text:list-item>
              </text:list>
            </text:list-item>
            <text:list-item>
              <text:p text:style-name="P16"/>
            </text:list-item>
          </text:list>
        </text:list-item>
        <text:list-item>
          <text:p text:style-name="P12">Is assigned 1 or more physics model, each with an energy range that they are to be used for</text:p>
        </text:list-item>
        <text:list-item>
          <text:p text:style-name="P16">is assigned a pointer to the cross-section data that the model will use to determine the probabiltiy of an interaction of this typ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6-27T16:57:22.319440939</meta:creation-date>
    <dc:date>2014-07-03T19:06:26.512801751</dc:date>
    <dc:creator>Wesley Ford</dc:creator>
    <meta:editing-duration>PT9M2S</meta:editing-duration>
    <meta:editing-cycles>2</meta:editing-cycles>
    <meta:generator>LibreOffice/4.2.5.2$Linux_X86_64 LibreOffice_project/420$Build-2</meta:generator>
    <meta:document-statistic meta:table-count="0" meta:image-count="0" meta:object-count="0" meta:page-count="2" meta:paragraph-count="58" meta:word-count="408" meta:character-count="2539" meta:non-whitespace-character-count="2231"/>
  </office:meta>
</office:document-meta>
</file>